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7cm"/>
    </style:style>
    <style:style style:name="Table1.A1" style:family="table-cell">
      <style:table-cell-properties style:vertical-align="middle"/>
    </style:style>
    <style:style style:name="Table2" style:family="table">
      <style:table-properties style:width="15.889cm" table:align="left"/>
    </style:style>
    <style:style style:name="Table2.A" style:family="table-column">
      <style:table-column-properties style:column-width="15.889cm"/>
    </style:style>
    <style:style style:name="Table2.A1" style:family="table-cell">
      <style:table-cell-properties style:vertical-align="middle"/>
    </style:style>
    <style:style style:name="Table3" style:family="table">
      <style:table-properties style:width="7.825cm" table:align="left"/>
    </style:style>
    <style:style style:name="Table3.A" style:family="table-column">
      <style:table-column-properties style:column-width="7.825cm"/>
    </style:style>
    <style:style style:name="Table3.A1" style:family="table-cell">
      <style:table-cell-properties style:vertical-align="middl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able_20_Contents">
      <style:text-properties officeooo:paragraph-rsid="00173015"/>
    </style:style>
    <style:style style:name="P7" style:family="paragraph" style:parent-style-name="Table_20_Contents">
      <style:paragraph-properties fo:margin-top="0cm" fo:margin-bottom="0cm" style:contextual-spacing="false"/>
      <style:text-properties officeooo:paragraph-rsid="00173015"/>
    </style:style>
    <style:style style:name="T1" style:family="text">
      <style:text-properties officeooo:rsid="00173015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Introducing <text:span text:style-name="Emphasis">ioctl()</text:span></text:h>
      <text:p text:style-name="Text_20_body">Input/Output Control (<text:span text:style-name="Emphasis">ioctl</text:span>, in short) is a common operation, or system call, available in most driver categories. It is a one-bill-fits-all kind of system call. If there is no other system call that meets a particular requirement, then <text:span text:style-name="Source_20_Text">ioctl()</text:span> is the one to use.</text:p>
      <text:p text:style-name="Text_20_body">Practical examples include volume control for an audio device, display configuration for a video device, reading device registers, and so on — basically, anything to do with device input/output, or device-specific operations, yet versatile enough for any kind of operation (for example, for debugging a driver by querying driver data structures).</text:p>
      <text:p text:style-name="Text_20_body">The question is: how can all this be achieved by a single function prototype? The trick lies in using its two key parameters: <text:span text:style-name="Emphasis">command</text:span> and <text:span text:style-name="Emphasis">argument</text:span>. The <text:span text:style-name="Emphasis">command</text:span> is a number representing an operation. The <text:span text:style-name="Emphasis">argument</text:span> command is the corresponding parameter for the operation. The <text:span text:style-name="Source_20_Text">ioctl()</text:span> function implementation does a <text:span text:style-name="Emphasis">switch … case</text:span> over the <text:span text:style-name="Emphasis">commmand</text:span> to implement the corresponding functionality. The following has been its prototype in the Linux kernel for quite some time:</text:p>
      <text:section text:style-name="Sect1" text:name="highlighter_626119"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Table_20_Contents"><text:span text:style-name="Source_20_Text">int</text:span> <text:span text:style-name="Source_20_Text">ioctl(struct</text:span> <text:span text:style-name="Source_20_Text">inode *i, struct</text:span> <text:span text:style-name="Source_20_Text">file *f, unsigned int</text:span> <text:span text:style-name="Source_20_Text">cmd, unsigned long</text:span> <text:span text:style-name="Source_20_Text">arg);</text:span></text:p>
            </table:table-cell>
          </table:table-row>
        </table:table>
      </text:section>
      <text:p text:style-name="Text_20_body">However, from kernel 2.6.35, it changed to:</text:p>
      <text:section text:style-name="Sect1" text:name="highlighter_170120"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Table_20_Contents"><text:span text:style-name="Source_20_Text">long</text:span> <text:span text:style-name="Source_20_Text">ioctl(struct</text:span> <text:span text:style-name="Source_20_Text">file *f, unsigned int</text:span> <text:span text:style-name="Source_20_Text">cmd, unsigned long</text:span> <text:span text:style-name="Source_20_Text">arg);</text:span></text:p>
            </table:table-cell>
          </table:table-row>
        </table:table>
      </text:section>
      <text:p text:style-name="Text_20_body">If there is a need for more arguments, all of them are put in a structure, and a pointer to the structure becomes the ‘one’ command argument. Whether integer or pointer, the argument is taken as a long integer in kernel-space, and accordingly type-cast and processed.</text:p>
      <text:p text:style-name="Text_20_body"><text:span text:style-name="Source_20_Text">ioctl()</text:span> is typically implemented as part of the corresponding driver, and then an appropriate function pointer is initialised with it, exactly as in other system calls like <text:span text:style-name="Source_20_Text">open()</text:span>, <text:span text:style-name="Source_20_Text">read()</text:span>, etc. For example, in character drivers, it is the <text:span text:style-name="Source_20_Text">ioctl</text:span> or <text:span text:style-name="Source_20_Text">unlocked_ioctl</text:span> (since kernel 2.6.35) function pointer field in the <text:span text:style-name="Source_20_Text">struct file_operations</text:span> that is to be initialised.</text:p>
      <text:p text:style-name="Text_20_body">Again, like other system calls, it can be equivalently invoked from user-space using the <text:span text:style-name="Source_20_Text">ioctl()</text:span> system call, prototyped in <text:span text:style-name="Source_20_Text">&lt;sys/ioctl.h&gt;</text:span> as:</text:p>
      <text:section text:style-name="Sect1" text:name="highlighter_860328"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Table_20_Contents"><text:span text:style-name="Source_20_Text">int</text:span> <text:span text:style-name="Source_20_Text">ioctl(int</text:span> <text:span text:style-name="Source_20_Text">fd, int</text:span> <text:span text:style-name="Source_20_Text">cmd, ...);</text:span></text:p>
            </table:table-cell>
          </table:table-row>
        </table:table>
      </text:section>
      <text:p text:style-name="Text_20_body">Here, <text:span text:style-name="Source_20_Text">cmd</text:span> is the same as what is implemented in the driver’s <text:span text:style-name="Source_20_Text">ioctl()</text:span>, and the variable argument construct (<text:span text:style-name="Source_20_Text">...</text:span>) is a hack to be able to pass any type of argument (though only one) to the driver’s <text:span text:style-name="Source_20_Text">ioctl()</text:span>. Other parameters will be ignored.</text:p>
      <text:p text:style-name="Text_20_body">Note that both the command and command argument type definitions need to be shared across the driver (in kernel-space) and the application (in user-space). Thus, these definitions are commonly put into header files for each space.</text:p>
      <text:h text:style-name="Heading_20_2" text:outline-level="2">Querying driver-internal variables</text:h>
      <text:p text:style-name="Text_20_body">To better understand the boring theory explained above, here’s the code set for the “debugging a driver” example mentioned earlier. This driver has three static global variables: <text:span text:style-name="Source_20_Text">status</text:span>, <text:span text:style-name="Source_20_Text">dignity</text:span>, and <text:span text:style-name="Source_20_Text">ego</text:span>, which need to be queried and possibly operated from an application. The <text:soft-page-break/>header file <text:span text:style-name="Source_20_Text">query_ioctl.h</text:span> defines the corresponding commands and command argument type. A listing follows:</text:p>
      <text:p text:style-name="P6"><text:span text:style-name="Source_20_Text">#ifndef QUERY_IOCTL_H</text:span></text:p>
      <text:p text:style-name="P6"><text:span text:style-name="Source_20_Text">#define QUERY_IOCTL_H</text:span></text:p>
      <text:p text:style-name="P6"><text:span text:style-name="Source_20_Text">#include &lt;linux/ioctl.h&gt;</text:span></text:p>
      <text:p text:style-name="P6"> </text:p>
      <text:p text:style-name="P6"><text:span text:style-name="Source_20_Text">typedef</text:span> <text:span text:style-name="Source_20_Text">struct</text:span></text:p>
      <text:p text:style-name="P6"><text:span text:style-name="Source_20_Text">{</text:span></text:p>
      <text:p text:style-name="P6"><text:span text:style-name="Source_20_Text">    int</text:span> <text:span text:style-name="Source_20_Text">status, dignity, ego;</text:span></text:p>
      <text:p text:style-name="P6"><text:span text:style-name="Source_20_Text">} query_arg_t;</text:span></text:p>
      <text:p text:style-name="P6"> </text:p>
      <text:p text:style-name="P6"><text:span text:style-name="Source_20_Text">#define QUERY_GET_VARIABLES _IOR('q', 1, query_arg_t *)</text:span></text:p>
      <text:p text:style-name="P6"><text:span text:style-name="Source_20_Text">#define QUERY_CLR_VARIABLES _IO('q', 2)</text:span></text:p>
      <text:p text:style-name="P6"><text:span text:style-name="Source_20_Text">#define QUERY_SET_VARIABLES _IOW('q', 3, query_arg_t *)</text:span></text:p>
      <text:p text:style-name="P6"> </text:p>
      <text:p text:style-name="P6"><text:span text:style-name="Source_20_Text">#endif</text:span></text:p>
      <text:p text:style-name="P6"><text:span text:style-name="Source_20_Text"/></text:p>
      <text:p text:style-name="Text_20_body">Using these, the driver’s <text:span text:style-name="Source_20_Text">ioctl()</text:span> implementation in <text:span text:style-name="Source_20_Text">query_ioctl.c</text:span> would be as follows:</text:p>
      <text:p text:style-name="Text_20_body"/>
      <text:p text:style-name="P6"><text:span text:style-name="Source_20_Text">#include &lt;linux/module.h&gt;</text:span></text:p>
      <text:p text:style-name="P6"><text:span text:style-name="Source_20_Text">#include &lt;linux/kernel.h&gt;</text:span></text:p>
      <text:p text:style-name="P6"><text:span text:style-name="Source_20_Text">#include &lt;linux/version.h&gt;</text:span></text:p>
      <text:p text:style-name="P6"><text:span text:style-name="Source_20_Text">#include &lt;linux/fs.h&gt;</text:span></text:p>
      <text:p text:style-name="P6"><text:span text:style-name="Source_20_Text">#include &lt;linux/cdev.h&gt;</text:span></text:p>
      <text:p text:style-name="P6"><text:span text:style-name="Source_20_Text">#include &lt;linux/device.h&gt;</text:span></text:p>
      <text:p text:style-name="P6"><text:span text:style-name="Source_20_Text">#include &lt;linux/errno.h&gt;</text:span></text:p>
      <text:p text:style-name="P6"><text:span text:style-name="Source_20_Text">#include &lt;asm/uaccess.h&gt;</text:span></text:p>
      <text:p text:style-name="P6"> </text:p>
      <text:p text:style-name="P6"><text:span text:style-name="Source_20_Text">#include "query_ioctl.h"</text:span></text:p>
      <text:p text:style-name="P6"> </text:p>
      <text:p text:style-name="P6"><text:span text:style-name="Source_20_Text">#define FIRST_MINOR 0</text:span></text:p>
      <text:p text:style-name="P6"><text:span text:style-name="Source_20_Text">#define MINOR_CNT 1</text:span></text:p>
      <text:p text:style-name="P6"> </text:p>
      <text:p text:style-name="P6"><text:span text:style-name="Source_20_Text">static</text:span> <text:span text:style-name="Source_20_Text">dev_t dev;</text:span></text:p>
      <text:p text:style-name="P6"><text:span text:style-name="Source_20_Text">static</text:span> <text:span text:style-name="Source_20_Text">struct</text:span> <text:span text:style-name="Source_20_Text">cdev c_dev;</text:span></text:p>
      <text:p text:style-name="P6"><text:span text:style-name="Source_20_Text">static</text:span> <text:span text:style-name="Source_20_Text">struct</text:span> <text:span text:style-name="Source_20_Text">class</text:span> <text:span text:style-name="Source_20_Text">*cl;</text:span></text:p>
      <text:p text:style-name="P6"><text:span text:style-name="Source_20_Text">static</text:span> <text:span text:style-name="Source_20_Text">int</text:span> <text:span text:style-name="Source_20_Text">status = 1, dignity = 3, ego = 5;</text:span></text:p>
      <text:p text:style-name="P6"> </text:p>
      <text:p text:style-name="P6"><text:span text:style-name="Source_20_Text">static</text:span> <text:span text:style-name="Source_20_Text">int</text:span> <text:span text:style-name="Source_20_Text">my_open(struct</text:span> <text:span text:style-name="Source_20_Text">inode *i, struct</text:span> <text:span text:style-name="Source_20_Text">file *f)</text:span></text:p>
      <text:p text:style-name="P6"><text:span text:style-name="Source_20_Text">{</text:span></text:p>
      <text:p text:style-name="P6"><text:span text:style-name="Source_20_Text">    return</text:span> <text:span text:style-name="Source_20_Text">0;</text:span></text:p>
      <text:p text:style-name="P6"><text:span text:style-name="Source_20_Text">}</text:span></text:p>
      <text:p text:style-name="P6"><text:span text:style-name="Source_20_Text">static</text:span> <text:span text:style-name="Source_20_Text">int</text:span> <text:span text:style-name="Source_20_Text">my_close(struct</text:span> <text:span text:style-name="Source_20_Text">inode *i, struct</text:span> <text:span text:style-name="Source_20_Text">file *f)</text:span></text:p>
      <text:p text:style-name="P6"><text:span text:style-name="Source_20_Text">{</text:span></text:p>
      <text:p text:style-name="P6"><text:span text:style-name="Source_20_Text">    return</text:span> <text:span text:style-name="Source_20_Text">0;</text:span></text:p>
      <text:p text:style-name="P6"><text:span text:style-name="Source_20_Text">}</text:span></text:p>
      <text:p text:style-name="P6"><text:span text:style-name="Source_20_Text">#if (LINUX_VERSION_CODE &lt; KERNEL_VERSION(2,6,35))</text:span></text:p>
      <text:p text:style-name="P6"><text:span text:style-name="Source_20_Text">static</text:span> <text:span text:style-name="Source_20_Text">int</text:span> <text:span text:style-name="Source_20_Text">my_ioctl(struct</text:span> <text:span text:style-name="Source_20_Text">inode *i, struct</text:span> <text:span text:style-name="Source_20_Text">file *f, unsigned int</text:span> <text:span text:style-name="Source_20_Text">cmd, unsigned long</text:span> <text:span text:style-name="Source_20_Text">arg)</text:span></text:p>
      <text:p text:style-name="P6"><text:soft-page-break/><text:span text:style-name="Source_20_Text">#else</text:span></text:p>
      <text:p text:style-name="P6"><text:span text:style-name="Source_20_Text">static</text:span> <text:span text:style-name="Source_20_Text">long</text:span> <text:span text:style-name="Source_20_Text">my_ioctl(struct</text:span> <text:span text:style-name="Source_20_Text">file *f, unsigned int</text:span> <text:span text:style-name="Source_20_Text">cmd, unsigned long</text:span> <text:span text:style-name="Source_20_Text">arg)</text:span></text:p>
      <text:p text:style-name="P6"><text:span text:style-name="Source_20_Text">#endif</text:span></text:p>
      <text:p text:style-name="P6"><text:span text:style-name="Source_20_Text">{</text:span></text:p>
      <text:p text:style-name="P6"><text:span text:style-name="Source_20_Text">    query_arg_t q;</text:span></text:p>
      <text:p text:style-name="P6"> </text:p>
      <text:p text:style-name="P6"><text:span text:style-name="Source_20_Text">    switch</text:span> <text:span text:style-name="Source_20_Text">(cmd)</text:span></text:p>
      <text:p text:style-name="P6"><text:span text:style-name="Source_20_Text">    {</text:span></text:p>
      <text:p text:style-name="P6"><text:span text:style-name="Source_20_Text">        case</text:span> <text:span text:style-name="Source_20_Text">QUERY_GET_VARIABLES:</text:span></text:p>
      <text:p text:style-name="P6"><text:span text:style-name="Source_20_Text">            q.status = status;</text:span></text:p>
      <text:p text:style-name="P6"><text:span text:style-name="Source_20_Text">            q.dignity = dignity;</text:span></text:p>
      <text:p text:style-name="P6"><text:span text:style-name="Source_20_Text">            q.ego = ego;</text:span></text:p>
      <text:p text:style-name="P6"><text:span text:style-name="Source_20_Text">            if</text:span> <text:span text:style-name="Source_20_Text">(copy_to_user((query_arg_t *)arg, &amp;q, sizeof(query_arg_t)))</text:span></text:p>
      <text:p text:style-name="P6"><text:span text:style-name="Source_20_Text">            {</text:span></text:p>
      <text:p text:style-name="P6"><text:span text:style-name="Source_20_Text">                return</text:span> <text:span text:style-name="Source_20_Text">-EACCES;</text:span></text:p>
      <text:p text:style-name="P6"><text:span text:style-name="Source_20_Text">            }</text:span></text:p>
      <text:p text:style-name="P6"><text:span text:style-name="Source_20_Text">            break;</text:span></text:p>
      <text:p text:style-name="P6"><text:span text:style-name="Source_20_Text">        case</text:span> <text:span text:style-name="Source_20_Text">QUERY_CLR_VARIABLES:</text:span></text:p>
      <text:p text:style-name="P6"><text:span text:style-name="Source_20_Text">            status = 0;</text:span></text:p>
      <text:p text:style-name="P6"><text:span text:style-name="Source_20_Text">            dignity = 0;</text:span></text:p>
      <text:p text:style-name="P6"><text:span text:style-name="Source_20_Text">            ego = 0;</text:span></text:p>
      <text:p text:style-name="P6"><text:span text:style-name="Source_20_Text">            break;</text:span></text:p>
      <text:p text:style-name="P6"><text:span text:style-name="Source_20_Text">        case</text:span> <text:span text:style-name="Source_20_Text">QUERY_SET_VARIABLES:</text:span></text:p>
      <text:p text:style-name="P6"><text:span text:style-name="Source_20_Text">            if</text:span> <text:span text:style-name="Source_20_Text">(copy_from_user(&amp;q, (query_arg_t *)arg, sizeof(query_arg_t)))</text:span></text:p>
      <text:p text:style-name="P6"><text:span text:style-name="Source_20_Text">            {</text:span></text:p>
      <text:p text:style-name="P6"><text:span text:style-name="Source_20_Text">                return</text:span> <text:span text:style-name="Source_20_Text">-EACCES;</text:span></text:p>
      <text:p text:style-name="P6"><text:span text:style-name="Source_20_Text">            }</text:span></text:p>
      <text:p text:style-name="P6"><text:span text:style-name="Source_20_Text">            status = q.status;</text:span></text:p>
      <text:p text:style-name="P6"><text:span text:style-name="Source_20_Text">            dignity = q.dignity;</text:span></text:p>
      <text:p text:style-name="P6"><text:span text:style-name="Source_20_Text">            ego = q.ego;</text:span></text:p>
      <text:p text:style-name="P6"><text:span text:style-name="Source_20_Text">            break;</text:span></text:p>
      <text:p text:style-name="P6"><text:span text:style-name="Source_20_Text">        default:</text:span></text:p>
      <text:p text:style-name="P6"><text:span text:style-name="Source_20_Text">            return</text:span> <text:span text:style-name="Source_20_Text">-EINVAL;</text:span></text:p>
      <text:p text:style-name="P6"><text:span text:style-name="Source_20_Text">    }</text:span></text:p>
      <text:p text:style-name="P6"> </text:p>
      <text:p text:style-name="P6"><text:span text:style-name="Source_20_Text">    return</text:span> <text:span text:style-name="Source_20_Text">0;</text:span></text:p>
      <text:p text:style-name="P6"><text:span text:style-name="Source_20_Text">}</text:span></text:p>
      <text:p text:style-name="P6"> </text:p>
      <text:p text:style-name="P6"><text:span text:style-name="Source_20_Text">static</text:span> <text:span text:style-name="Source_20_Text">struct</text:span> <text:span text:style-name="Source_20_Text">file_operations query_fops =</text:span></text:p>
      <text:p text:style-name="P6"><text:span text:style-name="Source_20_Text">{</text:span></text:p>
      <text:p text:style-name="P6"><text:span text:style-name="Source_20_Text">    .owner = THIS_MODULE,</text:span></text:p>
      <text:p text:style-name="P6"><text:span text:style-name="Source_20_Text">    .open = my_open,</text:span></text:p>
      <text:p text:style-name="P6"><text:span text:style-name="Source_20_Text">    .release = my_close,</text:span></text:p>
      <text:p text:style-name="P6"><text:span text:style-name="Source_20_Text">#if (LINUX_VERSION_CODE &lt; KERNEL_VERSION(2,6,35))</text:span></text:p>
      <text:p text:style-name="P6"><text:span text:style-name="Source_20_Text">    .ioctl = my_ioctl</text:span></text:p>
      <text:p text:style-name="P6"><text:span text:style-name="Source_20_Text">#else</text:span></text:p>
      <text:p text:style-name="P6"><text:span text:style-name="Source_20_Text">    .unlocked_ioctl = my_ioctl</text:span></text:p>
      <text:p text:style-name="P6"><text:span text:style-name="Source_20_Text">#endif</text:span></text:p>
      <text:p text:style-name="P6"><text:span text:style-name="Source_20_Text">};</text:span></text:p>
      <text:p text:style-name="P6"><text:soft-page-break/> </text:p>
      <text:p text:style-name="P6"><text:span text:style-name="Source_20_Text">static</text:span> <text:span text:style-name="Source_20_Text">int</text:span> <text:span text:style-name="Source_20_Text">__init query_ioctl_init(void)</text:span></text:p>
      <text:p text:style-name="P6"><text:span text:style-name="Source_20_Text">{</text:span></text:p>
      <text:p text:style-name="P6"><text:span text:style-name="Source_20_Text">    int</text:span> <text:span text:style-name="Source_20_Text">ret;</text:span></text:p>
      <text:p text:style-name="P6"><text:span text:style-name="Source_20_Text">    struct</text:span> <text:span text:style-name="Source_20_Text">device *dev_ret;</text:span></text:p>
      <text:p text:style-name="P6"> </text:p>
      <text:p text:style-name="P6"> </text:p>
      <text:p text:style-name="P6"><text:span text:style-name="Source_20_Text">    if</text:span> <text:span text:style-name="Source_20_Text">((ret = alloc_chrdev_region(&amp;dev, FIRST_MINOR, MINOR_CNT, "query_ioctl")) &lt; 0)</text:span></text:p>
      <text:p text:style-name="P6"><text:span text:style-name="Source_20_Text">    {</text:span></text:p>
      <text:p text:style-name="P6"><text:span text:style-name="Source_20_Text">        return</text:span> <text:span text:style-name="Source_20_Text">ret;</text:span></text:p>
      <text:p text:style-name="P6"><text:span text:style-name="Source_20_Text">    }</text:span></text:p>
      <text:p text:style-name="P6"> </text:p>
      <text:p text:style-name="P6"><text:span text:style-name="Source_20_Text">    cdev_init(&amp;c_dev, &amp;query_fops);</text:span></text:p>
      <text:p text:style-name="P6"> </text:p>
      <text:p text:style-name="P6"><text:span text:style-name="Source_20_Text">    if</text:span> <text:span text:style-name="Source_20_Text">((ret = cdev_add(&amp;c_dev, dev, MINOR_CNT)) &lt; 0)</text:span></text:p>
      <text:p text:style-name="P6"><text:span text:style-name="Source_20_Text">    {</text:span></text:p>
      <text:p text:style-name="P6"><text:span text:style-name="Source_20_Text">        return</text:span> <text:span text:style-name="Source_20_Text">ret;</text:span></text:p>
      <text:p text:style-name="P6"><text:span text:style-name="Source_20_Text">    }</text:span></text:p>
      <text:p text:style-name="P6"><text:span text:style-name="Source_20_Text">    </text:span> </text:p>
      <text:p text:style-name="P6"><text:span text:style-name="Source_20_Text">    if</text:span> <text:span text:style-name="Source_20_Text">(IS_ERR(cl = class_create(THIS_MODULE, "char")))</text:span></text:p>
      <text:p text:style-name="P6"><text:span text:style-name="Source_20_Text">    {</text:span></text:p>
      <text:p text:style-name="P6"><text:span text:style-name="Source_20_Text">        cdev_del(&amp;c_dev);</text:span></text:p>
      <text:p text:style-name="P6"><text:span text:style-name="Source_20_Text">        unregister_chrdev_region(dev, MINOR_CNT);</text:span></text:p>
      <text:p text:style-name="P6"><text:span text:style-name="Source_20_Text">        return</text:span> <text:span text:style-name="Source_20_Text">PTR_ERR(cl);</text:span></text:p>
      <text:p text:style-name="P6"><text:span text:style-name="Source_20_Text">    }</text:span></text:p>
      <text:p text:style-name="P6"><text:span text:style-name="Source_20_Text">    if</text:span> <text:span text:style-name="Source_20_Text">(IS_ERR(dev_ret = device_create(cl, NULL, dev, NULL, "query")))</text:span></text:p>
      <text:p text:style-name="P6"><text:span text:style-name="Source_20_Text">    {</text:span></text:p>
      <text:p text:style-name="P6"><text:span text:style-name="Source_20_Text">        class_destroy(cl);</text:span></text:p>
      <text:p text:style-name="P6"><text:span text:style-name="Source_20_Text">        cdev_del(&amp;c_dev);</text:span></text:p>
      <text:p text:style-name="P6"><text:span text:style-name="Source_20_Text">        unregister_chrdev_region(dev, MINOR_CNT);</text:span></text:p>
      <text:p text:style-name="P6"><text:span text:style-name="Source_20_Text">        return</text:span> <text:span text:style-name="Source_20_Text">PTR_ERR(dev_ret);</text:span></text:p>
      <text:p text:style-name="P6"><text:span text:style-name="Source_20_Text">    }</text:span></text:p>
      <text:p text:style-name="P6"> </text:p>
      <text:p text:style-name="P6"><text:span text:style-name="Source_20_Text">    return</text:span> <text:span text:style-name="Source_20_Text">0;</text:span></text:p>
      <text:p text:style-name="P6"><text:span text:style-name="Source_20_Text">}</text:span></text:p>
      <text:p text:style-name="P6"> </text:p>
      <text:p text:style-name="P6"><text:span text:style-name="Source_20_Text">static</text:span> <text:span text:style-name="Source_20_Text">void</text:span> <text:span text:style-name="Source_20_Text">__exit query_ioctl_exit(void)</text:span></text:p>
      <text:p text:style-name="P6"><text:span text:style-name="Source_20_Text">{</text:span></text:p>
      <text:p text:style-name="P6"><text:span text:style-name="Source_20_Text">    device_destroy(cl, dev);</text:span></text:p>
      <text:p text:style-name="P6"><text:span text:style-name="Source_20_Text">    class_destroy(cl);</text:span></text:p>
      <text:p text:style-name="P6"><text:span text:style-name="Source_20_Text">    cdev_del(&amp;c_dev);</text:span></text:p>
      <text:p text:style-name="P6"><text:span text:style-name="Source_20_Text">    unregister_chrdev_region(dev, MINOR_CNT);</text:span></text:p>
      <text:p text:style-name="P6"><text:span text:style-name="Source_20_Text">}</text:span></text:p>
      <text:p text:style-name="P6"> </text:p>
      <text:p text:style-name="P6"><text:span text:style-name="Source_20_Text">module_init(query_ioctl_init);</text:span></text:p>
      <text:p text:style-name="P6"><text:span text:style-name="Source_20_Text">module_exit(query_ioctl_exit);</text:span></text:p>
      <text:p text:style-name="P6"> </text:p>
      <text:p text:style-name="P6"><text:span text:style-name="Source_20_Text">MODULE_LICENSE("GPL");</text:span></text:p>
      <text:p text:style-name="P6"><text:span text:style-name="Source_20_Text">MODULE_AUTHOR("Anil Kumar Pugalia &lt;email_at_sarika-pugs_dot_com&gt;");</text:span></text:p>
      <text:p text:style-name="P6"><text:soft-page-break/><text:span text:style-name="Source_20_Text">MODULE_DESCRIPTION("Query ioctl() Char Driver");</text:span></text:p>
      <text:p text:style-name="Text_20_body"/>
      <text:p text:style-name="Text_20_body"/>
      <text:p text:style-name="Text_20_body">And finally, the corresponding invocation functions from the application <text:span text:style-name="Source_20_Text">query_app.c</text:span> would be as follows:</text:p>
      <text:p text:style-name="Text_20_body"/>
      <text:p text:style-name="P6"><text:span text:style-name="Source_20_Text">#include &lt;stdio.h&gt;</text:span></text:p>
      <text:p text:style-name="P6"><text:span text:style-name="Source_20_Text">#include &lt;sys/types.h&gt;</text:span></text:p>
      <text:p text:style-name="P6"><text:span text:style-name="Source_20_Text">#include &lt;fcntl.h&gt;</text:span></text:p>
      <text:p text:style-name="P6"><text:span text:style-name="Source_20_Text">#include &lt;unistd.h&gt;</text:span></text:p>
      <text:p text:style-name="P6"><text:span text:style-name="Source_20_Text">#include &lt;string.h&gt;</text:span></text:p>
      <text:p text:style-name="P6"><text:span text:style-name="Source_20_Text">#include &lt;sys/ioctl.h&gt;</text:span></text:p>
      <text:p text:style-name="P6"> </text:p>
      <text:p text:style-name="P6"><text:span text:style-name="Source_20_Text">#include "query_ioctl.h"</text:span></text:p>
      <text:p text:style-name="P6"> </text:p>
      <text:p text:style-name="P6"><text:span text:style-name="Source_20_Text">void</text:span> <text:span text:style-name="Source_20_Text">get_vars(int</text:span> <text:span text:style-name="Source_20_Text">fd)</text:span></text:p>
      <text:p text:style-name="P6"><text:span text:style-name="Source_20_Text">{</text:span></text:p>
      <text:p text:style-name="P6"><text:span text:style-name="Source_20_Text">    query_arg_t q;</text:span></text:p>
      <text:p text:style-name="P6"> </text:p>
      <text:p text:style-name="P6"><text:span text:style-name="Source_20_Text">    if</text:span> <text:span text:style-name="Source_20_Text">(ioctl(fd, QUERY_GET_VARIABLES, &amp;q) == -1)</text:span></text:p>
      <text:p text:style-name="P6"><text:span text:style-name="Source_20_Text">    {</text:span></text:p>
      <text:p text:style-name="P6"><text:span text:style-name="Source_20_Text">        perror("query_apps ioctl get");</text:span></text:p>
      <text:p text:style-name="P6"><text:span text:style-name="Source_20_Text">    }</text:span></text:p>
      <text:p text:style-name="P6"><text:span text:style-name="Source_20_Text">    else</text:span></text:p>
      <text:p text:style-name="P6"><text:span text:style-name="Source_20_Text">    {</text:span></text:p>
      <text:p text:style-name="P6"><text:span text:style-name="Source_20_Text">        printf("Status : %d\n", q.status);</text:span></text:p>
      <text:p text:style-name="P6"><text:span text:style-name="Source_20_Text">        printf("Dignity: %d\n", q.dignity);</text:span></text:p>
      <text:p text:style-name="P6"><text:span text:style-name="Source_20_Text">        printf("Ego    : %d\n", q.ego);</text:span></text:p>
      <text:p text:style-name="P6"><text:span text:style-name="Source_20_Text">    }</text:span></text:p>
      <text:p text:style-name="P6"><text:span text:style-name="Source_20_Text">}</text:span></text:p>
      <text:p text:style-name="P6"><text:span text:style-name="Source_20_Text">void</text:span> <text:span text:style-name="Source_20_Text">clr_vars(int</text:span> <text:span text:style-name="Source_20_Text">fd)</text:span></text:p>
      <text:p text:style-name="P6"><text:span text:style-name="Source_20_Text">{</text:span></text:p>
      <text:p text:style-name="P6"><text:span text:style-name="Source_20_Text">    if</text:span> <text:span text:style-name="Source_20_Text">(ioctl(fd, QUERY_CLR_VARIABLES) == -1)</text:span></text:p>
      <text:p text:style-name="P6"><text:span text:style-name="Source_20_Text">    {</text:span></text:p>
      <text:p text:style-name="P6"><text:span text:style-name="Source_20_Text">        perror("query_apps ioctl clr");</text:span></text:p>
      <text:p text:style-name="P6"><text:span text:style-name="Source_20_Text">    }</text:span></text:p>
      <text:p text:style-name="P6"><text:span text:style-name="Source_20_Text">}</text:span></text:p>
      <text:p text:style-name="P6"><text:span text:style-name="Source_20_Text">void</text:span> <text:span text:style-name="Source_20_Text">set_vars(int</text:span> <text:span text:style-name="Source_20_Text">fd)</text:span></text:p>
      <text:p text:style-name="P6"><text:span text:style-name="Source_20_Text">{</text:span></text:p>
      <text:p text:style-name="P6"><text:span text:style-name="Source_20_Text">    int</text:span> <text:span text:style-name="Source_20_Text">v;</text:span></text:p>
      <text:p text:style-name="P6"><text:span text:style-name="Source_20_Text">    query_arg_t q;</text:span></text:p>
      <text:p text:style-name="P6"> </text:p>
      <text:p text:style-name="P6"><text:span text:style-name="Source_20_Text">    printf("Enter Status: ");</text:span></text:p>
      <text:p text:style-name="P6"><text:span text:style-name="Source_20_Text">    scanf("%d", &amp;v);</text:span></text:p>
      <text:p text:style-name="P6"><text:span text:style-name="Source_20_Text">    getchar();</text:span></text:p>
      <text:p text:style-name="P6"><text:span text:style-name="Source_20_Text">    q.status = v;</text:span></text:p>
      <text:p text:style-name="P6"><text:span text:style-name="Source_20_Text">    printf("Enter Dignity: ");</text:span></text:p>
      <text:p text:style-name="P6"><text:span text:style-name="Source_20_Text">    scanf("%d", &amp;v);</text:span></text:p>
      <text:p text:style-name="P6"><text:span text:style-name="Source_20_Text">    getchar();</text:span></text:p>
      <text:p text:style-name="P6"><text:soft-page-break/><text:span text:style-name="Source_20_Text">    q.dignity = v;</text:span></text:p>
      <text:p text:style-name="P6"><text:span text:style-name="Source_20_Text">    printf("Enter Ego: ");</text:span></text:p>
      <text:p text:style-name="P6"><text:span text:style-name="Source_20_Text">    scanf("%d", &amp;v);</text:span></text:p>
      <text:p text:style-name="P6"><text:span text:style-name="Source_20_Text">    getchar();</text:span></text:p>
      <text:p text:style-name="P6"><text:span text:style-name="Source_20_Text">    q.ego = v;</text:span></text:p>
      <text:p text:style-name="P6"> </text:p>
      <text:p text:style-name="P6"><text:span text:style-name="Source_20_Text">    if</text:span> <text:span text:style-name="Source_20_Text">(ioctl(fd, QUERY_SET_VARIABLES, &amp;q) == -1)</text:span></text:p>
      <text:p text:style-name="P6"><text:span text:style-name="Source_20_Text">    {</text:span></text:p>
      <text:p text:style-name="P6"><text:span text:style-name="Source_20_Text">        perror("query_apps ioctl set");</text:span></text:p>
      <text:p text:style-name="P6"><text:span text:style-name="Source_20_Text">    }</text:span></text:p>
      <text:p text:style-name="P6"><text:span text:style-name="Source_20_Text">}</text:span></text:p>
      <text:p text:style-name="P6"> </text:p>
      <text:p text:style-name="P6"><text:span text:style-name="Source_20_Text">int</text:span> <text:span text:style-name="Source_20_Text">main(int</text:span> <text:span text:style-name="Source_20_Text">argc, char</text:span> <text:span text:style-name="Source_20_Text">*argv[])</text:span></text:p>
      <text:p text:style-name="P6"><text:span text:style-name="Source_20_Text">{</text:span></text:p>
      <text:p text:style-name="P6"><text:span text:style-name="Source_20_Text">    char</text:span> <text:span text:style-name="Source_20_Text">*file_name = "/dev/query";</text:span></text:p>
      <text:p text:style-name="P6"><text:span text:style-name="Source_20_Text">    int</text:span> <text:span text:style-name="Source_20_Text">fd;</text:span></text:p>
      <text:p text:style-name="P6"><text:span text:style-name="Source_20_Text">    enum</text:span></text:p>
      <text:p text:style-name="P6"><text:span text:style-name="Source_20_Text">    {</text:span></text:p>
      <text:p text:style-name="P6"><text:span text:style-name="Source_20_Text">        e_get,</text:span></text:p>
      <text:p text:style-name="P6"><text:span text:style-name="Source_20_Text">        e_clr,</text:span></text:p>
      <text:p text:style-name="P6"><text:span text:style-name="Source_20_Text">        e_set</text:span></text:p>
      <text:p text:style-name="P6"><text:span text:style-name="Source_20_Text">    } option;</text:span></text:p>
      <text:p text:style-name="P6"> </text:p>
      <text:p text:style-name="P6"><text:span text:style-name="Source_20_Text">    if</text:span> <text:span text:style-name="Source_20_Text">(argc == 1)</text:span></text:p>
      <text:p text:style-name="P6"><text:span text:style-name="Source_20_Text">    {</text:span></text:p>
      <text:p text:style-name="P6"><text:span text:style-name="Source_20_Text">        option = e_get;</text:span></text:p>
      <text:p text:style-name="P6"><text:span text:style-name="Source_20_Text">    }</text:span></text:p>
      <text:p text:style-name="P6"><text:span text:style-name="Source_20_Text">    else</text:span> <text:span text:style-name="Source_20_Text">if</text:span> <text:span text:style-name="Source_20_Text">(argc == 2)</text:span></text:p>
      <text:p text:style-name="P6"><text:span text:style-name="Source_20_Text">    {</text:span></text:p>
      <text:p text:style-name="P6"><text:span text:style-name="Source_20_Text">        if</text:span> <text:span text:style-name="Source_20_Text">(strcmp(argv[1], "-g") == 0)</text:span></text:p>
      <text:p text:style-name="P6"><text:span text:style-name="Source_20_Text">        {</text:span></text:p>
      <text:p text:style-name="P6"><text:span text:style-name="Source_20_Text">            option = e_get;</text:span></text:p>
      <text:p text:style-name="P6"><text:span text:style-name="Source_20_Text">        }</text:span></text:p>
      <text:p text:style-name="P6"><text:span text:style-name="Source_20_Text">        else</text:span> <text:span text:style-name="Source_20_Text">if</text:span> <text:span text:style-name="Source_20_Text">(strcmp(argv[1], "-c") == 0)</text:span></text:p>
      <text:p text:style-name="P6"><text:span text:style-name="Source_20_Text">        {</text:span></text:p>
      <text:p text:style-name="P6"><text:span text:style-name="Source_20_Text">            option = e_clr;</text:span></text:p>
      <text:p text:style-name="P6"><text:span text:style-name="Source_20_Text">        }</text:span></text:p>
      <text:p text:style-name="P6"><text:span text:style-name="Source_20_Text">        else</text:span> <text:span text:style-name="Source_20_Text">if</text:span> <text:span text:style-name="Source_20_Text">(strcmp(argv[1], "-s") == 0)</text:span></text:p>
      <text:p text:style-name="P6"><text:span text:style-name="Source_20_Text">        {</text:span></text:p>
      <text:p text:style-name="P6"><text:span text:style-name="Source_20_Text">            option = e_set;</text:span></text:p>
      <text:p text:style-name="P6"><text:span text:style-name="Source_20_Text">        }</text:span></text:p>
      <text:p text:style-name="P6"><text:span text:style-name="Source_20_Text">        else</text:span></text:p>
      <text:p text:style-name="P6"><text:span text:style-name="Source_20_Text">        {</text:span></text:p>
      <text:p text:style-name="P6"><text:span text:style-name="Source_20_Text">            fprintf(stderr, "Usage: %s [-g | -c | -s]\n", argv[0]);</text:span></text:p>
      <text:p text:style-name="P6"><text:span text:style-name="Source_20_Text">            return</text:span> <text:span text:style-name="Source_20_Text">1;</text:span></text:p>
      <text:p text:style-name="P6"><text:span text:style-name="Source_20_Text">        }</text:span></text:p>
      <text:p text:style-name="P6"><text:span text:style-name="Source_20_Text">    }</text:span></text:p>
      <text:p text:style-name="P6"><text:span text:style-name="Source_20_Text">    else</text:span></text:p>
      <text:p text:style-name="P6"><text:span text:style-name="Source_20_Text">    {</text:span></text:p>
      <text:p text:style-name="P6"><text:span text:style-name="Source_20_Text">        fprintf(stderr, "Usage: %s [-g | -c | -s]\n", argv[0]);</text:span></text:p>
      <text:p text:style-name="P6"><text:span text:style-name="Source_20_Text">        return</text:span> <text:span text:style-name="Source_20_Text">1;</text:span></text:p>
      <text:p text:style-name="P6"><text:soft-page-break/><text:span text:style-name="Source_20_Text">    }</text:span></text:p>
      <text:p text:style-name="P6"><text:span text:style-name="Source_20_Text">    fd = open(file_name, O_RDWR);</text:span></text:p>
      <text:p text:style-name="P6"><text:span text:style-name="Source_20_Text">    if</text:span> <text:span text:style-name="Source_20_Text">(fd == -1)</text:span></text:p>
      <text:p text:style-name="P6"><text:span text:style-name="Source_20_Text">    {</text:span></text:p>
      <text:p text:style-name="P6"><text:span text:style-name="Source_20_Text">        perror("query_apps open");</text:span></text:p>
      <text:p text:style-name="P6"><text:span text:style-name="Source_20_Text">        return</text:span> <text:span text:style-name="Source_20_Text">2;</text:span></text:p>
      <text:p text:style-name="P6"><text:span text:style-name="Source_20_Text">    }</text:span></text:p>
      <text:p text:style-name="P6"> </text:p>
      <text:p text:style-name="P6"><text:span text:style-name="Source_20_Text">    switch</text:span> <text:span text:style-name="Source_20_Text">(option)</text:span></text:p>
      <text:p text:style-name="P6"><text:span text:style-name="Source_20_Text">    {</text:span></text:p>
      <text:p text:style-name="P6"><text:span text:style-name="Source_20_Text">        case</text:span> <text:span text:style-name="Source_20_Text">e_get:</text:span></text:p>
      <text:p text:style-name="P6"><text:span text:style-name="Source_20_Text">            get_vars(fd);</text:span></text:p>
      <text:p text:style-name="P6"><text:span text:style-name="Source_20_Text">            break;</text:span></text:p>
      <text:p text:style-name="P6"><text:span text:style-name="Source_20_Text">        case</text:span> <text:span text:style-name="Source_20_Text">e_clr:</text:span></text:p>
      <text:p text:style-name="P6"><text:span text:style-name="Source_20_Text">            clr_vars(fd);</text:span></text:p>
      <text:p text:style-name="P6"><text:span text:style-name="Source_20_Text">            break;</text:span></text:p>
      <text:p text:style-name="P6"><text:span text:style-name="Source_20_Text">        case</text:span> <text:span text:style-name="Source_20_Text">e_set:</text:span></text:p>
      <text:p text:style-name="P6"><text:span text:style-name="Source_20_Text">            set_vars(fd);</text:span></text:p>
      <text:p text:style-name="P6"><text:span text:style-name="Source_20_Text">            break;</text:span></text:p>
      <text:p text:style-name="P6"><text:span text:style-name="Source_20_Text">        default:</text:span></text:p>
      <text:p text:style-name="P6"><text:span text:style-name="Source_20_Text">            break;</text:span></text:p>
      <text:p text:style-name="P6"><text:span text:style-name="Source_20_Text">    }</text:span></text:p>
      <text:p text:style-name="P6"> </text:p>
      <text:p text:style-name="P6"><text:span text:style-name="Source_20_Text">    close (fd);</text:span></text:p>
      <text:p text:style-name="P6"> </text:p>
      <text:p text:style-name="P6"><text:span text:style-name="Source_20_Text">    return</text:span> <text:span text:style-name="Source_20_Text">0;</text:span></text:p>
      <text:p text:style-name="P6"><text:span text:style-name="Source_20_Text">}</text:span></text:p>
      <text:p text:style-name="Text_20_body"/>
      <text:p text:style-name="Text_20_body"/>
      <text:p text:style-name="Text_20_body"/>
      <text:p text:style-name="Text_20_body"/>
      <text:p text:style-name="Text_20_body">Now try out <text:span text:style-name="Source_20_Text">query_app.c</text:span> and <text:span text:style-name="Source_20_Text">query_ioctl.c</text:span> with the following operations:</text:p>
      <text:list xml:id="list5781982913758108384" text:style-name="L1">
        <text:list-item>
          <text:p text:style-name="P4">Build the <text:span text:style-name="Source_20_Text">query_ioctl</text:span> driver (<text:span text:style-name="Source_20_Text">query_ioctl.ko</text:span> file) and the application (<text:span text:style-name="Source_20_Text">query_app</text:span> file) by running <text:span text:style-name="Source_20_Text">make</text:span>, using the following <text:span text:style-name="Source_20_Text">Makefile</text:span>: </text:p>
        </text:list-item>
      </text:list>
      <text:p text:style-name="P6"><text:span text:style-name="Source_20_Text"># If called directly from the command line, invoke the kernel build system.</text:span></text:p>
      <text:p text:style-name="P6"><text:span text:style-name="Source_20_Text">ifeq ($(KERNELRELEASE),)</text:span></text:p>
      <text:p text:style-name="P6"> </text:p>
      <text:p text:style-name="P6"><text:span text:style-name="Source_20_Text">    KERNEL_SOURCE := /usr/src/linux</text:span></text:p>
      <text:p text:style-name="P6"><text:span text:style-name="Source_20_Text">    PWD := $(shell pwd)</text:span></text:p>
      <text:p text:style-name="P6"><text:span text:style-name="Source_20_Text">default: module query_app</text:span></text:p>
      <text:p text:style-name="P6"> </text:p>
      <text:p text:style-name="P6"><text:span text:style-name="Source_20_Text">module:</text:span></text:p>
      <text:p text:style-name="P6"><text:span text:style-name="Source_20_Text">    $(MAKE) -C $(KERNEL_SOURCE) SUBDIRS=$(PWD) modules</text:span></text:p>
      <text:p text:style-name="P6"> </text:p>
      <text:p text:style-name="P6"><text:span text:style-name="Source_20_Text">clean:</text:span></text:p>
      <text:p text:style-name="P6"><text:span text:style-name="Source_20_Text">    $(MAKE) -C $(KERNEL_SOURCE) SUBDIRS=$(PWD) clean</text:span></text:p>
      <text:p text:style-name="P6"><text:span text:style-name="Source_20_Text">    ${RM} query_app</text:span></text:p>
      <text:p text:style-name="P6"><text:soft-page-break/> </text:p>
      <text:p text:style-name="P6"><text:span text:style-name="Source_20_Text"># Otherwise KERNELRELEASE is defined; we've been invoked from the</text:span></text:p>
      <text:p text:style-name="P6"><text:span text:style-name="Source_20_Text"># kernel build system and can use its language.</text:span></text:p>
      <text:p text:style-name="P6"><text:span text:style-name="Source_20_Text">else</text:span></text:p>
      <text:p text:style-name="P6"> </text:p>
      <text:p text:style-name="P6"><text:span text:style-name="Source_20_Text">    obj-m := query_ioctl.o</text:span></text:p>
      <text:p text:style-name="P6"> </text:p>
      <text:p text:style-name="P7"><text:span text:style-name="Source_20_Text">endif</text:span></text:p>
      <text:p text:style-name="P3"/>
      <text:p text:style-name="P3"/>
      <text:p text:style-name="P3"/>
      <text:list xml:id="list100945795580887" text:continue-numbering="true" text:style-name="L1">
        <text:list-item>
          <text:p text:style-name="P4">Load the driver using <text:span text:style-name="Source_20_Text">insmod query_ioctl.ko</text:span>. </text:p>
        </text:list-item>
        <text:list-item>
          <text:p text:style-name="P4">With appropriate privileges and command-line arguments, run the application <text:span text:style-name="Source_20_Text">query_app</text:span>: </text:p>
          <text:list>
            <text:list-item>
              <text:p text:style-name="P4"><text:span text:style-name="Source_20_Text">./query_app</text:span> — to display the driver variables </text:p>
            </text:list-item>
            <text:list-item>
              <text:p text:style-name="P4"><text:span text:style-name="Source_20_Text">./query_app -c</text:span> — to clear the driver variables </text:p>
            </text:list-item>
            <text:list-item>
              <text:p text:style-name="P4"><text:span text:style-name="Source_20_Text">./query_app -g</text:span> — to display the driver variables </text:p>
            </text:list-item>
            <text:list-item>
              <text:p text:style-name="P4"><text:span text:style-name="Source_20_Text">./query_app -s</text:span> — to set the driver variables (not mentioned above) </text:p>
            </text:list-item>
          </text:list>
        </text:list-item>
        <text:list-item>
          <text:p text:style-name="P1">Unload the driver using <text:span text:style-name="Source_20_Text">rmmod query_ioctl</text:span>. </text:p>
        </text:list-item>
      </text:list>
      <text:h text:style-name="Heading_20_2" text:outline-level="2">Defining the <text:span text:style-name="Emphasis">ioctl()</text:span> commands</text:h>
      <text:p text:style-name="Text_20_body">“Visiting time is over,” yelled the security guard. Shweta thanked her friends since she could understand most of the code now, including the need for <text:span text:style-name="Source_20_Text">copy_to_user()</text:span>, as learnt earlier. But she wondered about <text:span text:style-name="Source_20_Text">_IOR, _IO</text:span>, etc., which were used in defining commands in <text:span text:style-name="Source_20_Text">query_ioctl.h</text:span>. These are usual numbers only, as mentioned earlier for an <text:span text:style-name="Source_20_Text">ioctl()</text:span> command. Just that, now additionally, some useful command related information is also encoded as part of these numbers using various macros, as per the POSIX standard for <text:span text:style-name="Source_20_Text">ioctl</text:span>. The standard talks about the 32-bit command numbers, formed of four components embedded into the [31:0] bits:</text:p>
      <text:list xml:id="list326955057351309433" text:style-name="L2">
        <text:list-item>
          <text:p text:style-name="P5">The direction of command operation [bits 31:30] — read, write, both, or none — filled by the corresponding macro (<text:span text:style-name="Source_20_Text">_IOR</text:span>, <text:span text:style-name="Source_20_Text">_IOW</text:span>, <text:span text:style-name="Source_20_Text">_IOWR</text:span>, <text:span text:style-name="Source_20_Text">_IO</text:span>). </text:p>
        </text:list-item>
        <text:list-item>
          <text:p text:style-name="P5">The size of the command argument [bits 29:16] — computed using <text:span text:style-name="Source_20_Text">sizeof()</text:span> with the command argument’s type — the third argument to these macros. </text:p>
        </text:list-item>
        <text:list-item>
          <text:p text:style-name="P5">The 8-bit magic number [bits 15:8] — to render the commands unique enough — typically an ASCII character (the first argument to these macros). </text:p>
        </text:list-item>
        <text:list-item>
          <text:p text:style-name="P2">The original command number [bits 7:0] — the actual command number (1, 2, 3, …), defined as per our requirement — the second argument to these macros. </text:p>
        </text:list-item>
      </text:list>
      <text:p text:style-name="Text_20_body">Check out the header <text:span text:style-name="Source_20_Text">&lt;asm-generic/ioctl.h&gt;</text:span> for implementation detail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0:07:46.658053571</meta:creation-date>
    <dc:date>2017-11-29T10:09:45.496704844</dc:date>
    <meta:editing-duration>P0D</meta:editing-duration>
    <meta:editing-cycles>1</meta:editing-cycles>
    <meta:document-statistic meta:table-count="3" meta:image-count="0" meta:object-count="0" meta:page-count="8" meta:paragraph-count="317" meta:word-count="1411" meta:character-count="10651" meta:non-whitespace-character-count="8361"/>
    <meta:generator>LibreOffice/4.2.8.2$Linux_X86_64 LibreOffice_project/420m0$Build-2</meta:generator>
  </office:meta>
</office:document-meta>
</file>